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Quote" style:master-page-name="MP0" style:family="paragraph">
      <style:paragraph-properties fo:break-before="page" fo:text-align="justify" fo:text-indent="0.5in"/>
    </style:style>
    <style:style style:name="P2" style:parent-style-name="Quote" style:family="paragraph">
      <style:paragraph-properties fo:text-align="justify" fo:text-indent="0.5in"/>
    </style:style>
    <style:style style:name="T3" style:parent-style-name="BookTitle" style:family="text">
      <style:text-properties fo:font-size="12pt" style:font-size-asian="12pt" style:font-size-complex="12pt" fo:background-color="#00FFFF"/>
    </style:style>
    <style:style style:name="P4" style:parent-style-name="Quote" style:family="paragraph">
      <style:paragraph-properties fo:text-align="justify" fo:text-indent="0.5in"/>
    </style:style>
    <style:style style:name="T5" style:parent-style-name="BookTitle" style:family="text">
      <style:text-properties fo:font-size="12pt" style:font-size-asian="12pt" style:font-size-complex="12pt" fo:background-color="#00FFFF"/>
    </style:style>
    <style:style style:name="P6" style:parent-style-name="Quote" style:family="paragraph">
      <style:paragraph-properties fo:text-align="justify" fo:text-indent="0.5in"/>
    </style:style>
    <style:style style:name="T7" style:parent-style-name="BookTitle" style:family="text">
      <style:text-properties fo:font-size="12pt" style:font-size-asian="12pt" style:font-size-complex="12pt" fo:background-color="#00FFFF"/>
    </style:style>
    <style:style style:name="P8" style:parent-style-name="Quote" style:family="paragraph">
      <style:paragraph-properties fo:text-align="justify" fo:text-indent="0.5in"/>
    </style:style>
    <style:style style:name="T9" style:parent-style-name="BookTitle" style:family="text">
      <style:text-properties fo:font-size="12pt" style:font-size-asian="12pt" style:font-size-complex="12pt" fo:background-color="#00FFFF"/>
    </style:style>
    <style:style style:name="P10" style:parent-style-name="Quote" style:family="paragraph">
      <style:paragraph-properties fo:text-align="justify" fo:text-indent="0.5in"/>
    </style:style>
    <style:style style:name="T11" style:parent-style-name="BookTitle" style:family="text">
      <style:text-properties fo:font-size="12pt" style:font-size-asian="12pt" style:font-size-complex="12pt" fo:background-color="#00FFFF"/>
    </style:style>
    <style:style style:name="T12" style:parent-style-name="BookTitle" style:family="text">
      <style:text-properties fo:font-size="12pt" style:font-size-asian="12pt" style:font-size-complex="12pt" fo:background-color="#00FFFF"/>
    </style:style>
    <style:style style:name="T13" style:parent-style-name="BookTitle" style:family="text">
      <style:text-properties fo:font-size="12pt" style:font-size-asian="12pt" style:font-size-complex="12pt" fo:background-color="#00FFFF"/>
    </style:style>
    <style:style style:name="P14" style:parent-style-name="Quote" style:family="paragraph">
      <style:paragraph-properties fo:text-align="justify" fo:text-indent="0.5in"/>
    </style:style>
    <style:style style:name="T15" style:parent-style-name="BookTitle" style:family="text">
      <style:text-properties fo:font-size="12pt" style:font-size-asian="12pt" style:font-size-complex="12pt" fo:background-color="#00FFFF"/>
    </style:style>
    <style:style style:name="T16" style:parent-style-name="BookTitle" style:family="text">
      <style:text-properties fo:font-size="12pt" style:font-size-asian="12pt" style:font-size-complex="12pt" fo:background-color="#00FFFF"/>
    </style:style>
    <style:style style:name="T17" style:parent-style-name="BookTitle" style:family="text">
      <style:text-properties fo:font-size="12pt" style:font-size-asian="12pt" style:font-size-complex="12pt" fo:background-color="#00FFFF"/>
    </style:style>
    <style:style style:name="P18" style:parent-style-name="Quote" style:family="paragraph">
      <style:paragraph-properties fo:text-align="justify" fo:text-indent="0.5in"/>
    </style:style>
    <style:style style:name="T19" style:parent-style-name="BookTitle" style:family="text">
      <style:text-properties fo:font-size="12pt" style:font-size-asian="12pt" style:font-size-complex="12pt" fo:background-color="#00FFFF"/>
    </style:style>
    <style:style style:name="P20" style:parent-style-name="Quote" style:family="paragraph">
      <style:paragraph-properties fo:text-align="justify" fo:text-indent="0.5in"/>
    </style:style>
    <style:style style:name="T21" style:parent-style-name="BookTitle" style:family="text">
      <style:text-properties fo:font-size="12pt" style:font-size-asian="12pt" style:font-size-complex="12pt" fo:background-color="#00FFFF"/>
    </style:style>
    <style:style style:name="P22" style:parent-style-name="Quote" style:family="paragraph">
      <style:paragraph-properties fo:text-align="justify" fo:text-indent="0.5in"/>
    </style:style>
    <style:style style:name="T23" style:parent-style-name="BookTitle" style:family="text">
      <style:text-properties fo:font-size="12pt" style:font-size-asian="12pt" style:font-size-complex="12pt" fo:background-color="#00FFFF"/>
    </style:style>
    <style:style style:name="P24" style:parent-style-name="Quote" style:family="paragraph">
      <style:paragraph-properties fo:text-align="justify" fo:text-indent="0.5in"/>
    </style:style>
    <style:style style:name="T25" style:parent-style-name="BookTitle" style:family="text">
      <style:text-properties fo:font-size="12pt" style:font-size-asian="12pt" style:font-size-complex="12pt" fo:background-color="#00FFFF"/>
    </style:style>
    <style:style style:name="P26" style:parent-style-name="Quote" style:family="paragraph">
      <style:paragraph-properties fo:text-align="justify" fo:text-indent="0.5in"/>
    </style:style>
    <style:style style:name="T27" style:parent-style-name="BookTitle" style:family="text">
      <style:text-properties fo:font-size="12pt" style:font-size-asian="12pt" style:font-size-complex="12pt" fo:background-color="#00FFFF"/>
    </style:style>
    <style:style style:name="P28" style:parent-style-name="Quote" style:family="paragraph">
      <style:paragraph-properties fo:text-align="justify" fo:text-indent="0.5in"/>
    </style:style>
    <style:style style:name="T29" style:parent-style-name="BookTitle" style:family="text">
      <style:text-properties fo:font-size="12pt" style:font-size-asian="12pt" style:font-size-complex="12pt" fo:background-color="#00FFFF"/>
    </style:style>
    <style:style style:name="P30" style:parent-style-name="Quote" style:family="paragraph">
      <style:paragraph-properties fo:text-align="justify" fo:text-indent="0.5in"/>
    </style:style>
    <style:style style:name="T31" style:parent-style-name="BookTitle" style:family="text">
      <style:text-properties fo:font-size="12pt" style:font-size-asian="12pt" style:font-size-complex="12pt" fo:background-color="#00FFFF"/>
    </style:style>
    <style:style style:name="P32" style:parent-style-name="Quote" style:family="paragraph">
      <style:paragraph-properties fo:text-align="justify" fo:text-indent="0.5in"/>
    </style:style>
    <style:style style:name="T33" style:parent-style-name="BookTitle" style:family="text">
      <style:text-properties fo:font-size="12pt" style:font-size-asian="12pt" style:font-size-complex="12pt" fo:background-color="#00FFFF"/>
    </style:style>
    <style:style style:name="P34" style:parent-style-name="Quote" style:family="paragraph">
      <style:paragraph-properties fo:text-align="justify" fo:text-indent="0.5in"/>
    </style:style>
    <style:style style:name="T35" style:parent-style-name="BookTitle" style:family="text">
      <style:text-properties fo:font-size="12pt" style:font-size-asian="12pt" style:font-size-complex="12pt" fo:background-color="#00FFFF"/>
    </style:style>
    <style:style style:name="T36" style:parent-style-name="BookTitle" style:family="text">
      <style:text-properties fo:font-size="12pt" style:font-size-asian="12pt" style:font-size-complex="12pt" fo:background-color="#00FFFF"/>
    </style:style>
    <style:style style:name="P37" style:parent-style-name="Quote" style:family="paragraph">
      <style:paragraph-properties fo:text-align="justify" fo:text-indent="0.5in"/>
    </style:style>
    <style:style style:name="T38" style:parent-style-name="BookTitle" style:family="text">
      <style:text-properties fo:font-size="12pt" style:font-size-asian="12pt" style:font-size-complex="12pt" fo:background-color="#00FFFF"/>
    </style:style>
    <style:style style:name="T39" style:parent-style-name="BookTitle" style:family="text">
      <style:text-properties fo:font-size="12pt" style:font-size-asian="12pt" style:font-size-complex="12pt" fo:background-color="#00FFFF"/>
    </style:style>
    <style:style style:name="T40" style:parent-style-name="BookTitle" style:family="text">
      <style:text-properties fo:font-size="12pt" style:font-size-asian="12pt" style:font-size-complex="12pt" fo:background-color="#00FFFF"/>
    </style:style>
    <style:style style:name="P41" style:parent-style-name="Quote" style:family="paragraph">
      <style:paragraph-properties fo:text-align="justify" fo:text-indent="0.5in"/>
    </style:style>
    <style:style style:name="T42" style:parent-style-name="BookTitle" style:family="text">
      <style:text-properties fo:font-size="12pt" style:font-size-asian="12pt" style:font-size-complex="12pt" fo:background-color="#00FFFF"/>
    </style:style>
    <style:style style:name="P43" style:parent-style-name="Quote" style:family="paragraph">
      <style:paragraph-properties fo:text-align="justify" fo:text-indent="0.5in"/>
    </style:style>
    <style:style style:name="T44" style:parent-style-name="BookTitle" style:family="text">
      <style:text-properties fo:font-size="12pt" style:font-size-asian="12pt" style:font-size-complex="12pt" fo:background-color="#00FFFF"/>
    </style:style>
    <style:style style:name="P45" style:parent-style-name="Quote" style:family="paragraph">
      <style:paragraph-properties fo:text-align="justify" fo:text-indent="0.5in"/>
    </style:style>
    <style:style style:name="T46" style:parent-style-name="BookTitle" style:family="text">
      <style:text-properties fo:font-size="12pt" style:font-size-asian="12pt" style:font-size-complex="12pt" fo:background-color="#00FFFF"/>
    </style:style>
    <style:style style:name="P47" style:parent-style-name="Quote" style:family="paragraph">
      <style:paragraph-properties fo:text-align="justify" fo:text-indent="0.5in"/>
    </style:style>
    <style:style style:name="T48" style:parent-style-name="BookTitle" style:family="text">
      <style:text-properties fo:font-size="12pt" style:font-size-asian="12pt" style:font-size-complex="12pt" fo:background-color="#00FFFF"/>
    </style:style>
    <style:style style:name="P49" style:parent-style-name="Quote" style:family="paragraph">
      <style:paragraph-properties fo:text-align="justify" fo:text-indent="0.5in"/>
    </style:style>
    <style:style style:name="T50" style:parent-style-name="BookTitle" style:family="text">
      <style:text-properties fo:font-size="12pt" style:font-size-asian="12pt" style:font-size-complex="12pt" fo:background-color="#00FFFF"/>
    </style:style>
    <style:style style:name="P51" style:parent-style-name="Quote" style:family="paragraph">
      <style:paragraph-properties fo:text-align="justify" fo:text-indent="0.5in"/>
    </style:style>
    <style:style style:name="T52" style:parent-style-name="BookTitle" style:family="text">
      <style:text-properties fo:font-size="12pt" style:font-size-asian="12pt" style:font-size-complex="12pt" fo:background-color="#00FFFF"/>
    </style:style>
    <style:style style:name="P53" style:parent-style-name="Quote" style:family="paragraph">
      <style:paragraph-properties fo:text-align="justify" fo:text-indent="0.5in"/>
    </style:style>
    <style:style style:name="T54" style:parent-style-name="BookTitle" style:family="text">
      <style:text-properties fo:font-size="12pt" style:font-size-asian="12pt" style:font-size-complex="12pt" fo:background-color="#00FFFF"/>
    </style:style>
    <style:style style:name="P55" style:parent-style-name="Quote" style:family="paragraph">
      <style:paragraph-properties fo:text-align="justify" fo:text-indent="0.5in"/>
    </style:style>
    <style:style style:name="T56" style:parent-style-name="BookTitle" style:family="text">
      <style:text-properties fo:font-size="12pt" style:font-size-asian="12pt" style:font-size-complex="12pt" fo:background-color="#00FFFF"/>
    </style:style>
    <style:style style:name="P57" style:parent-style-name="Quote" style:family="paragraph">
      <style:paragraph-properties fo:text-align="justify" fo:text-indent="0.5in"/>
    </style:style>
    <style:style style:name="T58" style:parent-style-name="BookTitle" style:family="text">
      <style:text-properties fo:font-size="12pt" style:font-size-asian="12pt" style:font-size-complex="12pt" fo:background-color="#00FFFF"/>
    </style:style>
    <style:style style:name="P59" style:parent-style-name="Quote" style:family="paragraph">
      <style:paragraph-properties fo:text-align="justify" fo:text-indent="0.5in"/>
    </style:style>
    <style:style style:name="T60" style:parent-style-name="BookTitle" style:family="text">
      <style:text-properties fo:font-size="12pt" style:font-size-asian="12pt" style:font-size-complex="12pt" fo:background-color="#00FFFF"/>
    </style:style>
    <style:style style:name="T61" style:parent-style-name="BookTitle" style:family="text">
      <style:text-properties fo:font-size="12pt" style:font-size-asian="12pt" style:font-size-complex="12pt" fo:background-color="#00FFFF"/>
    </style:style>
    <style:style style:name="P62" style:parent-style-name="Quote" style:family="paragraph">
      <style:paragraph-properties fo:text-align="justify" fo:text-indent="0.5in"/>
    </style:style>
    <style:style style:name="T63" style:parent-style-name="BookTitle" style:family="text">
      <style:text-properties fo:font-size="12pt" style:font-size-asian="12pt" style:font-size-complex="12pt" fo:background-color="#00FFFF"/>
    </style:style>
    <style:style style:name="P64" style:parent-style-name="Quote" style:family="paragraph">
      <style:paragraph-properties fo:text-align="justify" fo:text-indent="0.5in"/>
    </style:style>
    <style:style style:name="T65" style:parent-style-name="BookTitle" style:family="text">
      <style:text-properties fo:font-size="12pt" style:font-size-asian="12pt" style:font-size-complex="12pt" fo:background-color="#00FFFF"/>
    </style:style>
    <style:style style:name="P66" style:parent-style-name="Quote" style:family="paragraph">
      <style:paragraph-properties fo:text-align="justify" fo:text-indent="0.5in"/>
    </style:style>
    <style:style style:name="T67" style:parent-style-name="BookTitle" style:family="text">
      <style:text-properties fo:font-size="12pt" style:font-size-asian="12pt" style:font-size-complex="12pt" fo:background-color="#00FFFF"/>
    </style:style>
    <style:style style:name="P68" style:parent-style-name="Quote" style:family="paragraph">
      <style:paragraph-properties fo:text-align="justify" fo:text-indent="0.5in"/>
    </style:style>
    <style:style style:name="T69" style:parent-style-name="BookTitle" style:family="text">
      <style:text-properties fo:font-size="12pt" style:font-size-asian="12pt" style:font-size-complex="12pt" fo:background-color="#00FFFF"/>
    </style:style>
    <style:style style:name="P70" style:parent-style-name="Quote" style:family="paragraph">
      <style:paragraph-properties fo:text-align="justify" fo:text-indent="0.5in"/>
    </style:style>
    <style:style style:name="T71" style:parent-style-name="BookTitle" style:family="text">
      <style:text-properties fo:font-size="12pt" style:font-size-asian="12pt" style:font-size-complex="12pt" fo:background-color="#00FFFF"/>
    </style:style>
    <style:style style:name="P72" style:parent-style-name="Quote" style:family="paragraph">
      <style:paragraph-properties fo:text-align="justify" fo:text-indent="0.5in"/>
    </style:style>
    <style:style style:name="T73" style:parent-style-name="BookTitle" style:family="text">
      <style:text-properties fo:font-size="12pt" style:font-size-asian="12pt" style:font-size-complex="12pt" fo:background-color="#00FFFF"/>
    </style:style>
    <style:style style:name="P74" style:parent-style-name="Quote" style:family="paragraph">
      <style:paragraph-properties fo:text-align="justify" fo:text-indent="0.5in"/>
    </style:style>
    <style:style style:name="T75" style:parent-style-name="BookTitle" style:family="text">
      <style:text-properties fo:font-size="12pt" style:font-size-asian="12pt" style:font-size-complex="12pt" fo:background-color="#00FFFF"/>
    </style:style>
    <style:style style:name="P76" style:parent-style-name="Quote" style:family="paragraph">
      <style:paragraph-properties fo:text-align="justify" fo:text-indent="0.5in"/>
    </style:style>
    <style:style style:name="T77" style:parent-style-name="BookTitle" style:family="text">
      <style:text-properties fo:font-size="12pt" style:font-size-asian="12pt" style:font-size-complex="12pt" fo:background-color="#00FFFF"/>
    </style:style>
    <style:style style:name="P78" style:parent-style-name="Quote" style:family="paragraph">
      <style:paragraph-properties fo:text-align="justify" fo:text-indent="0.5in"/>
    </style:style>
    <style:style style:name="T79" style:parent-style-name="BookTitle" style:family="text">
      <style:text-properties fo:font-size="12pt" style:font-size-asian="12pt" style:font-size-complex="12pt" fo:background-color="#00FFFF"/>
    </style:style>
    <style:style style:name="P80" style:parent-style-name="Quote" style:family="paragraph">
      <style:paragraph-properties fo:text-align="justify" fo:text-indent="0.5in"/>
    </style:style>
    <style:style style:name="T81" style:parent-style-name="BookTitle" style:family="text">
      <style:text-properties fo:font-size="12pt" style:font-size-asian="12pt" style:font-size-complex="12pt" fo:background-color="#00FFFF"/>
    </style:style>
    <style:style style:name="P82" style:parent-style-name="Quote" style:family="paragraph">
      <style:paragraph-properties fo:text-align="justify" fo:text-indent="0.5in"/>
    </style:style>
    <style:style style:name="T83" style:parent-style-name="BookTitle" style:family="text">
      <style:text-properties fo:font-size="12pt" style:font-size-asian="12pt" style:font-size-complex="12pt" fo:background-color="#00FFFF"/>
    </style:style>
    <style:style style:name="P84" style:parent-style-name="Quote" style:family="paragraph">
      <style:paragraph-properties fo:text-align="justify" fo:text-indent="0.5in"/>
    </style:style>
    <style:style style:name="T85" style:parent-style-name="BookTitle" style:family="text">
      <style:text-properties fo:font-size="12pt" style:font-size-asian="12pt" style:font-size-complex="12pt" fo:background-color="#00FFFF"/>
    </style:style>
    <style:style style:name="P86" style:parent-style-name="Quote" style:family="paragraph">
      <style:paragraph-properties fo:text-align="justify" fo:text-indent="0.5in"/>
    </style:style>
    <style:style style:name="T87" style:parent-style-name="BookTitle" style:family="text">
      <style:text-properties fo:font-size="12pt" style:font-size-asian="12pt" style:font-size-complex="12pt" fo:background-color="#00FFFF"/>
    </style:style>
    <style:style style:name="P88" style:parent-style-name="Quote" style:family="paragraph">
      <style:paragraph-properties fo:text-align="justify" fo:text-indent="0.5in"/>
    </style:style>
    <style:style style:name="T89" style:parent-style-name="BookTitle" style:family="text">
      <style:text-properties fo:font-size="12pt" style:font-size-asian="12pt" style:font-size-complex="12pt" fo:background-color="#00FFFF"/>
    </style:style>
    <style:style style:name="P90" style:parent-style-name="Quote" style:family="paragraph">
      <style:paragraph-properties fo:text-align="justify" fo:text-indent="0.5in"/>
    </style:style>
    <style:style style:name="T91" style:parent-style-name="BookTitle" style:family="text">
      <style:text-properties fo:font-size="12pt" style:font-size-asian="12pt" style:font-size-complex="12pt" fo:background-color="#00FFFF"/>
    </style:style>
    <style:style style:name="T92" style:parent-style-name="BookTitle" style:family="text">
      <style:text-properties fo:font-size="12pt" style:font-size-asian="12pt" style:font-size-complex="12pt" fo:background-color="#00FFFF"/>
    </style:style>
    <style:style style:name="T93" style:parent-style-name="BookTitle" style:family="text">
      <style:text-properties fo:font-size="12pt" style:font-size-asian="12pt" style:font-size-complex="12pt" fo:background-color="#00FFFF"/>
    </style:style>
    <style:style style:name="P94" style:parent-style-name="Quote" style:family="paragraph">
      <style:paragraph-properties fo:text-align="justify" fo:text-indent="0.5in"/>
    </style:style>
    <style:style style:name="T95" style:parent-style-name="BookTitle" style:family="text">
      <style:text-properties fo:font-size="12pt" style:font-size-asian="12pt" style:font-size-complex="12pt" fo:background-color="#00FFFF"/>
    </style:style>
    <style:style style:name="P96" style:parent-style-name="Quote" style:family="paragraph">
      <style:paragraph-properties fo:text-align="justify" fo:text-indent="0.5in"/>
    </style:style>
    <style:style style:name="T97" style:parent-style-name="BookTitle" style:family="text">
      <style:text-properties fo:font-size="12pt" style:font-size-asian="12pt" style:font-size-complex="12pt" fo:background-color="#00FFFF"/>
    </style:style>
    <style:style style:name="P98" style:parent-style-name="Quote" style:family="paragraph">
      <style:paragraph-properties fo:text-align="justify" fo:text-indent="0.5in"/>
    </style:style>
    <style:style style:name="T99" style:parent-style-name="BookTitle" style:family="text">
      <style:text-properties fo:font-size="12pt" style:font-size-asian="12pt" style:font-size-complex="12pt" fo:background-color="#00FFFF"/>
    </style:style>
    <style:style style:name="P100" style:parent-style-name="Quote" style:family="paragraph">
      <style:paragraph-properties fo:text-align="justify" fo:text-indent="0.5in"/>
    </style:style>
    <style:style style:name="T101" style:parent-style-name="BookTitle" style:family="text">
      <style:text-properties fo:font-size="12pt" style:font-size-asian="12pt" style:font-size-complex="12pt" fo:background-color="#00FFFF"/>
    </style:style>
    <style:style style:name="P102" style:parent-style-name="Quote" style:family="paragraph">
      <style:paragraph-properties fo:text-align="justify" fo:text-indent="0.5in"/>
    </style:style>
    <style:style style:name="T103" style:parent-style-name="BookTitle" style:family="text">
      <style:text-properties fo:font-size="12pt" style:font-size-asian="12pt" style:font-size-complex="12pt" fo:background-color="#00FFFF"/>
    </style:style>
    <style:style style:name="P104" style:parent-style-name="Quote" style:family="paragraph">
      <style:paragraph-properties fo:text-align="justify" fo:text-indent="0.5in"/>
    </style:style>
    <style:style style:name="T105" style:parent-style-name="BookTitle" style:family="text">
      <style:text-properties fo:font-size="12pt" style:font-size-asian="12pt" style:font-size-complex="12pt" fo:background-color="#00FFFF"/>
    </style:style>
    <style:style style:name="T106" style:parent-style-name="BookTitle" style:family="text">
      <style:text-properties fo:font-size="12pt" style:font-size-asian="12pt" style:font-size-complex="12pt" fo:background-color="#00FFFF"/>
    </style:style>
    <style:style style:name="T107" style:parent-style-name="BookTitle" style:family="text">
      <style:text-properties fo:font-size="12pt" style:font-size-asian="12pt" style:font-size-complex="12pt" fo:background-color="#00FFFF"/>
    </style:style>
    <style:style style:name="T108" style:parent-style-name="BookTitle" style:family="text">
      <style:text-properties fo:font-size="12pt" style:font-size-asian="12pt" style:font-size-complex="12pt" fo:background-color="#00FFFF"/>
    </style:style>
    <style:style style:name="T109" style:parent-style-name="BookTitle" style:family="text">
      <style:text-properties fo:font-size="12pt" style:font-size-asian="12pt" style:font-size-complex="12pt" fo:background-color="#00FFFF"/>
    </style:style>
    <style:style style:name="P110" style:parent-style-name="Quote" style:family="paragraph">
      <style:paragraph-properties fo:text-align="justify" fo:text-indent="0.5in"/>
    </style:style>
    <style:style style:name="T111" style:parent-style-name="BookTitle" style:family="text">
      <style:text-properties fo:font-size="12pt" style:font-size-asian="12pt" style:font-size-complex="12pt" fo:background-color="#00FFFF"/>
    </style:style>
    <style:style style:name="P112" style:parent-style-name="Quote" style:family="paragraph">
      <style:paragraph-properties fo:text-align="justify" fo:text-indent="0.5in"/>
    </style:style>
    <style:style style:name="T113" style:parent-style-name="BookTitle" style:family="text">
      <style:text-properties fo:font-size="12pt" style:font-size-asian="12pt" style:font-size-complex="12pt" fo:background-color="#00FFFF"/>
    </style:style>
    <style:style style:name="P114" style:parent-style-name="Quote" style:family="paragraph">
      <style:paragraph-properties fo:text-align="justify" fo:text-indent="0.5in"/>
    </style:style>
    <style:style style:name="T115" style:parent-style-name="BookTitle" style:family="text">
      <style:text-properties fo:font-size="12pt" style:font-size-asian="12pt" style:font-size-complex="12pt" fo:background-color="#00FFFF"/>
    </style:style>
    <style:style style:name="P116" style:parent-style-name="Quote" style:family="paragraph">
      <style:paragraph-properties fo:text-align="justify" fo:text-indent="0.5in"/>
    </style:style>
    <style:style style:name="T117" style:parent-style-name="BookTitle" style:family="text">
      <style:text-properties fo:font-size="12pt" style:font-size-asian="12pt" style:font-size-complex="12pt" fo:background-color="#00FFFF"/>
    </style:style>
    <style:style style:name="P118" style:parent-style-name="Quote" style:family="paragraph">
      <style:paragraph-properties fo:text-align="justify" fo:text-indent="0.5in"/>
    </style:style>
    <style:style style:name="T119" style:parent-style-name="BookTitle" style:family="text">
      <style:text-properties fo:font-size="12pt" style:font-size-asian="12pt" style:font-size-complex="12pt" fo:background-color="#00FFFF"/>
    </style:style>
    <style:style style:name="P120" style:parent-style-name="Quote" style:family="paragraph">
      <style:paragraph-properties fo:text-align="justify" fo:text-indent="0.5in"/>
    </style:style>
    <style:style style:name="T121" style:parent-style-name="BookTitle" style:family="text">
      <style:text-properties fo:font-size="12pt" style:font-size-asian="12pt" style:font-size-complex="12pt" fo:background-color="#00FFFF"/>
    </style:style>
    <style:style style:name="T122" style:parent-style-name="BookTitle" style:family="text">
      <style:text-properties fo:font-size="12pt" style:font-size-asian="12pt" style:font-size-complex="12pt" fo:background-color="#00FFFF"/>
    </style:style>
    <style:style style:name="T123" style:parent-style-name="BookTitle" style:family="text">
      <style:text-properties fo:font-size="12pt" style:font-size-asian="12pt" style:font-size-complex="12pt" fo:background-color="#00FFFF"/>
    </style:style>
    <style:style style:name="P124" style:parent-style-name="Quote" style:family="paragraph">
      <style:paragraph-properties fo:text-align="justify" fo:text-indent="0.5in"/>
    </style:style>
    <style:style style:name="T125" style:parent-style-name="BookTitle" style:family="text">
      <style:text-properties fo:font-size="12pt" style:font-size-asian="12pt" style:font-size-complex="12pt" fo:background-color="#00FFFF"/>
    </style:style>
    <style:style style:name="P126" style:parent-style-name="Quote" style:family="paragraph">
      <style:paragraph-properties fo:text-align="justify" fo:text-indent="0.5in"/>
    </style:style>
    <style:style style:name="T127" style:parent-style-name="BookTitle" style:family="text">
      <style:text-properties fo:font-size="12pt" style:font-size-asian="12pt" style:font-size-complex="12pt" fo:background-color="#00FFFF"/>
    </style:style>
    <style:style style:name="P128" style:parent-style-name="Quote" style:family="paragraph">
      <style:paragraph-properties fo:text-align="justify" fo:text-indent="0.5in"/>
    </style:style>
    <style:style style:name="T129" style:parent-style-name="BookTitle" style:family="text">
      <style:text-properties fo:font-size="12pt" style:font-size-asian="12pt" style:font-size-complex="12pt" fo:background-color="#00FFFF"/>
    </style:style>
    <style:style style:name="P130" style:parent-style-name="Quote" style:family="paragraph">
      <style:paragraph-properties fo:text-align="justify" fo:text-indent="0.5in"/>
    </style:style>
    <style:style style:name="T131" style:parent-style-name="BookTitle" style:family="text">
      <style:text-properties fo:font-size="12pt" style:font-size-asian="12pt" style:font-size-complex="12pt" fo:background-color="#00FFFF"/>
    </style:style>
    <style:style style:name="P132" style:parent-style-name="Quote" style:family="paragraph">
      <style:paragraph-properties fo:text-align="justify" fo:text-indent="0.5in"/>
    </style:style>
    <style:style style:name="T133" style:parent-style-name="BookTitle" style:family="text">
      <style:text-properties fo:font-size="12pt" style:font-size-asian="12pt" style:font-size-complex="12pt" fo:background-color="#00FFFF"/>
    </style:style>
    <style:style style:name="T134" style:parent-style-name="BookTitle" style:family="text">
      <style:text-properties fo:font-size="12pt" style:font-size-asian="12pt" style:font-size-complex="12pt" fo:background-color="#00FFFF"/>
    </style:style>
    <style:style style:name="P135" style:parent-style-name="Quote" style:family="paragraph">
      <style:paragraph-properties fo:text-align="justify" fo:text-indent="0.5in"/>
    </style:style>
    <style:style style:name="T136" style:parent-style-name="BookTitle" style:family="text">
      <style:text-properties fo:font-size="12pt" style:font-size-asian="12pt" style:font-size-complex="12pt" fo:background-color="#00FFFF"/>
    </style:style>
    <style:style style:name="P137" style:parent-style-name="Quote" style:family="paragraph">
      <style:paragraph-properties fo:text-align="justify" fo:text-indent="0.5in"/>
    </style:style>
    <style:style style:name="T138" style:parent-style-name="BookTitle" style:family="text">
      <style:text-properties fo:font-size="12pt" style:font-size-asian="12pt" style:font-size-complex="12pt" fo:background-color="#00FFFF"/>
    </style:style>
    <style:style style:name="P139" style:parent-style-name="Quote" style:family="paragraph">
      <style:paragraph-properties fo:text-align="justify" fo:text-indent="0.5in"/>
    </style:style>
    <style:style style:name="T140" style:parent-style-name="BookTitle" style:family="text">
      <style:text-properties fo:font-size="12pt" style:font-size-asian="12pt" style:font-size-complex="12pt" fo:background-color="#00FFFF"/>
    </style:style>
    <style:style style:name="T141" style:parent-style-name="BookTitle" style:family="text">
      <style:text-properties fo:font-size="12pt" style:font-size-asian="12pt" style:font-size-complex="12pt" fo:background-color="#00FFFF"/>
    </style:style>
    <style:style style:name="T142" style:parent-style-name="BookTitle" style:family="text">
      <style:text-properties fo:font-size="12pt" style:font-size-asian="12pt" style:font-size-complex="12pt" fo:background-color="#00FFFF"/>
    </style:style>
    <style:style style:name="P143" style:parent-style-name="Quote" style:family="paragraph">
      <style:paragraph-properties fo:text-align="justify" fo:text-indent="0.5in"/>
    </style:style>
    <style:style style:name="T144" style:parent-style-name="BookTitle" style:family="text">
      <style:text-properties fo:font-size="12pt" style:font-size-asian="12pt" style:font-size-complex="12pt" fo:background-color="#00FFFF"/>
    </style:style>
    <style:style style:name="T145" style:parent-style-name="BookTitle" style:family="text">
      <style:text-properties fo:font-size="12pt" style:font-size-asian="12pt" style:font-size-complex="12pt" fo:background-color="#00FFFF"/>
    </style:style>
    <style:style style:name="T146" style:parent-style-name="BookTitle" style:family="text">
      <style:text-properties fo:font-size="12pt" style:font-size-asian="12pt" style:font-size-complex="12pt" fo:background-color="#00FFFF"/>
    </style:style>
    <style:style style:name="P147" style:parent-style-name="Quote" style:family="paragraph">
      <style:paragraph-properties fo:text-align="justify" fo:text-indent="0.5in"/>
    </style:style>
    <style:style style:name="T148" style:parent-style-name="BookTitle" style:family="text">
      <style:text-properties fo:font-size="12pt" style:font-size-asian="12pt" style:font-size-complex="12pt" fo:background-color="#00FFFF"/>
    </style:style>
    <style:style style:name="T149" style:parent-style-name="BookTitle" style:family="text">
      <style:text-properties fo:font-size="12pt" style:font-size-asian="12pt" style:font-size-complex="12pt" fo:background-color="#00FFFF"/>
    </style:style>
    <style:style style:name="T150" style:parent-style-name="BookTitle" style:family="text">
      <style:text-properties fo:font-size="12pt" style:font-size-asian="12pt" style:font-size-complex="12pt" fo:background-color="#00FFFF"/>
    </style:style>
    <style:style style:name="P151" style:parent-style-name="Quote" style:family="paragraph">
      <style:paragraph-properties fo:text-align="justify" fo:text-indent="0.5in"/>
    </style:style>
    <style:style style:name="T152" style:parent-style-name="BookTitle" style:family="text">
      <style:text-properties fo:font-size="12pt" style:font-size-asian="12pt" style:font-size-complex="12pt" fo:background-color="#00FFFF"/>
    </style:style>
    <style:style style:name="P153" style:parent-style-name="Quote" style:family="paragraph">
      <style:paragraph-properties fo:text-align="justify" fo:text-indent="0.5in"/>
    </style:style>
    <style:style style:name="T154" style:parent-style-name="BookTitle" style:family="text">
      <style:text-properties fo:font-size="12pt" style:font-size-asian="12pt" style:font-size-complex="12pt" fo:background-color="#00FFFF"/>
    </style:style>
    <style:style style:name="P155" style:parent-style-name="Quote" style:family="paragraph">
      <style:paragraph-properties fo:text-align="justify" fo:text-indent="0.5in"/>
    </style:style>
    <style:style style:name="T156" style:parent-style-name="BookTitle" style:family="text">
      <style:text-properties fo:font-size="12pt" style:font-size-asian="12pt" style:font-size-complex="12pt" fo:background-color="#00FFFF"/>
    </style:style>
    <style:style style:name="T157" style:parent-style-name="BookTitle" style:family="text">
      <style:text-properties fo:font-size="12pt" style:font-size-asian="12pt" style:font-size-complex="12pt" fo:background-color="#00FFFF"/>
    </style:style>
    <style:style style:name="T158" style:parent-style-name="BookTitle" style:family="text">
      <style:text-properties fo:font-size="12pt" style:font-size-asian="12pt" style:font-size-complex="12pt" fo:background-color="#00FFFF"/>
    </style:style>
    <style:style style:name="P159" style:parent-style-name="Quote" style:family="paragraph">
      <style:paragraph-properties fo:text-align="justify" fo:text-indent="0.5in"/>
    </style:style>
    <style:style style:name="T160" style:parent-style-name="BookTitle" style:family="text">
      <style:text-properties fo:font-size="12pt" style:font-size-asian="12pt" style:font-size-complex="12pt" fo:background-color="#00FFFF"/>
    </style:style>
    <style:style style:name="T161" style:parent-style-name="BookTitle" style:family="text">
      <style:text-properties fo:font-size="12pt" style:font-size-asian="12pt" style:font-size-complex="12pt" fo:background-color="#00FFFF"/>
    </style:style>
    <style:style style:name="T162" style:parent-style-name="BookTitle" style:family="text">
      <style:text-properties fo:font-size="12pt" style:font-size-asian="12pt" style:font-size-complex="12pt" fo:background-color="#00FFFF"/>
    </style:style>
    <style:style style:name="P163" style:parent-style-name="Quote" style:family="paragraph">
      <style:paragraph-properties fo:text-align="justify" fo:text-indent="0.5in"/>
    </style:style>
    <style:style style:name="T164" style:parent-style-name="BookTitle" style:family="text">
      <style:text-properties fo:font-size="12pt" style:font-size-asian="12pt" style:font-size-complex="12pt" fo:background-color="#00FFFF"/>
    </style:style>
    <style:style style:name="T165" style:parent-style-name="BookTitle" style:family="text">
      <style:text-properties fo:font-size="12pt" style:font-size-asian="12pt" style:font-size-complex="12pt" fo:background-color="#00FFFF"/>
    </style:style>
    <style:style style:name="T166" style:parent-style-name="BookTitle" style:family="text">
      <style:text-properties fo:font-size="12pt" style:font-size-asian="12pt" style:font-size-complex="12pt" fo:background-color="#00FFFF"/>
    </style:style>
    <style:style style:name="P167" style:parent-style-name="Quote" style:family="paragraph">
      <style:paragraph-properties fo:text-align="justify" fo:text-indent="0.5in"/>
    </style:style>
    <style:style style:name="T168" style:parent-style-name="BookTitle" style:family="text">
      <style:text-properties fo:font-size="12pt" style:font-size-asian="12pt" style:font-size-complex="12pt" fo:background-color="#00FFFF"/>
    </style:style>
    <style:style style:name="P169" style:parent-style-name="Quote" style:family="paragraph">
      <style:paragraph-properties fo:text-align="justify" fo:text-indent="0.5in"/>
    </style:style>
    <style:style style:name="T170" style:parent-style-name="BookTitle" style:family="text">
      <style:text-properties fo:font-size="12pt" style:font-size-asian="12pt" style:font-size-complex="12pt" fo:background-color="#00FFFF"/>
    </style:style>
    <style:style style:name="T171" style:parent-style-name="BookTitle" style:family="text">
      <style:text-properties fo:font-size="12pt" style:font-size-asian="12pt" style:font-size-complex="12pt" fo:background-color="#00FFFF"/>
    </style:style>
    <style:style style:name="T172" style:parent-style-name="BookTitle" style:family="text">
      <style:text-properties fo:font-size="12pt" style:font-size-asian="12pt" style:font-size-complex="12pt" fo:background-color="#00FFFF"/>
    </style:style>
    <style:style style:name="P173" style:parent-style-name="Quote" style:family="paragraph">
      <style:paragraph-properties fo:text-align="justify" fo:text-indent="0.5in"/>
    </style:style>
    <style:style style:name="T174" style:parent-style-name="BookTitle" style:family="text">
      <style:text-properties fo:font-size="12pt" style:font-size-asian="12pt" style:font-size-complex="12pt" fo:background-color="#00FFFF"/>
    </style:style>
    <style:style style:name="T175" style:parent-style-name="BookTitle" style:family="text">
      <style:text-properties fo:font-size="12pt" style:font-size-asian="12pt" style:font-size-complex="12pt" fo:background-color="#00FFFF"/>
    </style:style>
    <style:style style:name="T176" style:parent-style-name="BookTitle" style:family="text">
      <style:text-properties fo:font-size="12pt" style:font-size-asian="12pt" style:font-size-complex="12pt" fo:background-color="#00FFFF"/>
    </style:style>
    <style:style style:name="P177" style:parent-style-name="Quote" style:family="paragraph">
      <style:paragraph-properties fo:text-align="justify" fo:text-indent="0.5in"/>
    </style:style>
    <style:style style:name="T178" style:parent-style-name="BookTitle" style:family="text">
      <style:text-properties fo:font-size="12pt" style:font-size-asian="12pt" style:font-size-complex="12pt" fo:background-color="#00FFFF"/>
    </style:style>
    <style:style style:name="T179" style:parent-style-name="BookTitle" style:family="text">
      <style:text-properties fo:font-size="12pt" style:font-size-asian="12pt" style:font-size-complex="12pt" fo:background-color="#00FFFF"/>
    </style:style>
    <style:style style:name="T180" style:parent-style-name="BookTitle" style:family="text">
      <style:text-properties fo:font-size="12pt" style:font-size-asian="12pt" style:font-size-complex="12pt" fo:background-color="#00FFFF"/>
    </style:style>
    <style:style style:name="T181" style:parent-style-name="BookTitle" style:family="text">
      <style:text-properties fo:font-size="12pt" style:font-size-asian="12pt" style:font-size-complex="12pt" fo:background-color="#00FFFF"/>
    </style:style>
    <style:style style:name="P182" style:parent-style-name="Quote" style:family="paragraph">
      <style:paragraph-properties fo:text-align="justify" fo:text-indent="0.5in"/>
    </style:style>
    <style:style style:name="T183" style:parent-style-name="BookTitle" style:family="text">
      <style:text-properties fo:font-size="12pt" style:font-size-asian="12pt" style:font-size-complex="12pt" fo:background-color="#00FFFF"/>
    </style:style>
    <style:style style:name="T184" style:parent-style-name="BookTitle" style:family="text">
      <style:text-properties fo:font-size="12pt" style:font-size-asian="12pt" style:font-size-complex="12pt" fo:background-color="#00FFFF"/>
    </style:style>
    <style:style style:name="P185" style:parent-style-name="Quote" style:family="paragraph">
      <style:paragraph-properties fo:text-align="justify" fo:text-indent="0.5in"/>
    </style:style>
    <style:style style:name="T186" style:parent-style-name="BookTitle" style:family="text">
      <style:text-properties fo:font-size="12pt" style:font-size-asian="12pt" style:font-size-complex="12pt" fo:background-color="#00FFFF"/>
    </style:style>
    <style:style style:name="T187" style:parent-style-name="BookTitle" style:family="text">
      <style:text-properties fo:font-size="12pt" style:font-size-asian="12pt" style:font-size-complex="12pt" fo:background-color="#00FFFF"/>
    </style:style>
    <style:style style:name="T188" style:parent-style-name="BookTitle" style:family="text">
      <style:text-properties fo:font-size="12pt" style:font-size-asian="12pt" style:font-size-complex="12pt" fo:background-color="#00FFFF"/>
    </style:style>
    <style:style style:name="T189" style:parent-style-name="BookTitle" style:family="text">
      <style:text-properties fo:font-size="12pt" style:font-size-asian="12pt" style:font-size-complex="12pt" fo:background-color="#00FFFF"/>
    </style:style>
    <style:style style:name="T190" style:parent-style-name="BookTitle" style:family="text">
      <style:text-properties fo:font-size="12pt" style:font-size-asian="12pt" style:font-size-complex="12pt" fo:background-color="#00FFFF"/>
    </style:style>
    <style:style style:name="P191" style:parent-style-name="Quote" style:family="paragraph">
      <style:paragraph-properties fo:text-align="justify" fo:text-indent="0.5in"/>
    </style:style>
    <style:style style:name="T192" style:parent-style-name="BookTitle" style:family="text">
      <style:text-properties fo:font-size="12pt" style:font-size-asian="12pt" style:font-size-complex="12pt" fo:background-color="#00FFFF"/>
    </style:style>
    <style:style style:name="T193" style:parent-style-name="BookTitle" style:family="text">
      <style:text-properties fo:font-size="12pt" style:font-size-asian="12pt" style:font-size-complex="12pt" fo:background-color="#00FFFF"/>
    </style:style>
    <style:style style:name="T194" style:parent-style-name="BookTitle" style:family="text">
      <style:text-properties fo:font-size="12pt" style:font-size-asian="12pt" style:font-size-complex="12pt" fo:background-color="#00FFFF"/>
    </style:style>
    <style:style style:name="P195" style:parent-style-name="Quote" style:family="paragraph">
      <style:paragraph-properties fo:text-align="justify" fo:text-indent="0.5in"/>
    </style:style>
    <style:style style:name="T196" style:parent-style-name="BookTitle" style:family="text">
      <style:text-properties fo:font-size="12pt" style:font-size-asian="12pt" style:font-size-complex="12pt" fo:background-color="#00FFFF"/>
    </style:style>
    <style:style style:name="P197" style:parent-style-name="Quote" style:family="paragraph">
      <style:paragraph-properties fo:text-align="justify" fo:text-indent="0.5in"/>
    </style:style>
    <style:style style:name="T198" style:parent-style-name="BookTitle" style:family="text">
      <style:text-properties fo:font-size="12pt" style:font-size-asian="12pt" style:font-size-complex="12pt" fo:background-color="#00FFFF"/>
    </style:style>
    <style:style style:name="P199" style:parent-style-name="Quote" style:family="paragraph">
      <style:paragraph-properties fo:text-align="justify" fo:text-indent="0.5in"/>
    </style:style>
    <style:style style:name="T200" style:parent-style-name="BookTitle" style:family="text">
      <style:text-properties fo:font-size="12pt" style:font-size-asian="12pt" style:font-size-complex="12pt" fo:background-color="#00FFFF"/>
    </style:style>
    <style:style style:name="T201" style:parent-style-name="BookTitle" style:family="text">
      <style:text-properties fo:font-size="12pt" style:font-size-asian="12pt" style:font-size-complex="12pt" fo:background-color="#00FFFF"/>
    </style:style>
    <style:style style:name="T202" style:parent-style-name="BookTitle" style:family="text">
      <style:text-properties fo:font-size="12pt" style:font-size-asian="12pt" style:font-size-complex="12pt" fo:background-color="#00FFFF"/>
    </style:style>
    <style:style style:name="P203" style:parent-style-name="Quote" style:family="paragraph">
      <style:paragraph-properties fo:text-align="justify" fo:text-indent="0.5in"/>
    </style:style>
    <style:style style:name="T204" style:parent-style-name="BookTitle" style:family="text">
      <style:text-properties fo:font-size="12pt" style:font-size-asian="12pt" style:font-size-complex="12pt" fo:background-color="#00FFFF"/>
    </style:style>
    <style:style style:name="T205" style:parent-style-name="BookTitle" style:family="text">
      <style:text-properties fo:font-size="12pt" style:font-size-asian="12pt" style:font-size-complex="12pt" fo:background-color="#00FFFF"/>
    </style:style>
    <style:style style:name="T206" style:parent-style-name="BookTitle" style:family="text">
      <style:text-properties fo:font-size="12pt" style:font-size-asian="12pt" style:font-size-complex="12pt" fo:background-color="#00FFFF"/>
    </style:style>
    <style:style style:name="P207" style:parent-style-name="Quote" style:family="paragraph">
      <style:paragraph-properties fo:text-align="justify" fo:text-indent="0.5in"/>
    </style:style>
    <style:style style:name="T208" style:parent-style-name="BookTitle" style:family="text">
      <style:text-properties fo:font-size="12pt" style:font-size-asian="12pt" style:font-size-complex="12pt" fo:background-color="#00FFFF"/>
    </style:style>
    <style:style style:name="P209" style:parent-style-name="Quote" style:family="paragraph">
      <style:paragraph-properties fo:text-align="justify" fo:text-indent="0.5in"/>
    </style:style>
    <style:style style:name="T210" style:parent-style-name="BookTitle" style:family="text">
      <style:text-properties fo:font-size="12pt" style:font-size-asian="12pt" style:font-size-complex="12pt" fo:background-color="#00FFFF"/>
    </style:style>
    <style:style style:name="P211" style:parent-style-name="Quote" style:family="paragraph">
      <style:paragraph-properties fo:text-align="justify" fo:text-indent="0.5in"/>
    </style:style>
    <style:style style:name="T212" style:parent-style-name="BookTitle" style:family="text">
      <style:text-properties fo:font-size="12pt" style:font-size-asian="12pt" style:font-size-complex="12pt" fo:background-color="#00FFFF"/>
    </style:style>
    <style:style style:name="T213" style:parent-style-name="BookTitle" style:family="text">
      <style:text-properties fo:font-size="12pt" style:font-size-asian="12pt" style:font-size-complex="12pt" fo:background-color="#00FFFF"/>
    </style:style>
    <style:style style:name="T214" style:parent-style-name="BookTitle" style:family="text">
      <style:text-properties fo:font-size="12pt" style:font-size-asian="12pt" style:font-size-complex="12pt" fo:background-color="#00FFFF"/>
    </style:style>
    <style:style style:name="P215" style:parent-style-name="Quote" style:family="paragraph">
      <style:paragraph-properties fo:text-align="justify" fo:text-indent="0.5in"/>
    </style:style>
    <style:style style:name="T216" style:parent-style-name="BookTitle" style:family="text">
      <style:text-properties fo:font-size="12pt" style:font-size-asian="12pt" style:font-size-complex="12pt" fo:background-color="#00FFFF"/>
    </style:style>
    <style:style style:name="T217" style:parent-style-name="BookTitle" style:family="text">
      <style:text-properties fo:font-size="12pt" style:font-size-asian="12pt" style:font-size-complex="12pt" fo:background-color="#00FFFF"/>
    </style:style>
    <style:style style:name="T218" style:parent-style-name="BookTitle" style:family="text">
      <style:text-properties fo:font-size="12pt" style:font-size-asian="12pt" style:font-size-complex="12pt" fo:background-color="#00FFFF"/>
    </style:style>
    <style:style style:name="T219" style:parent-style-name="BookTitle" style:family="text">
      <style:text-properties fo:font-size="12pt" style:font-size-asian="12pt" style:font-size-complex="12pt" fo:background-color="#00FFFF"/>
    </style:style>
    <style:style style:name="P220" style:parent-style-name="Quote" style:family="paragraph">
      <style:paragraph-properties fo:text-align="justify" fo:text-indent="0.5in"/>
    </style:style>
    <style:style style:name="T221" style:parent-style-name="BookTitle" style:family="text">
      <style:text-properties fo:font-size="12pt" style:font-size-asian="12pt" style:font-size-complex="12pt" fo:background-color="#00FFFF"/>
    </style:style>
    <style:style style:name="P222" style:parent-style-name="Quote" style:family="paragraph">
      <style:paragraph-properties fo:text-align="justify" fo:text-indent="0.5in"/>
    </style:style>
    <style:style style:name="T223" style:parent-style-name="BookTitle" style:family="text">
      <style:text-properties fo:font-size="12pt" style:font-size-asian="12pt" style:font-size-complex="12pt" fo:background-color="#00FFFF"/>
    </style:style>
    <style:style style:name="P224" style:parent-style-name="Quote" style:family="paragraph">
      <style:paragraph-properties fo:text-align="justify" fo:text-indent="0.5in"/>
    </style:style>
    <style:style style:name="T225" style:parent-style-name="BookTitle" style:family="text">
      <style:text-properties fo:font-size="12pt" style:font-size-asian="12pt" style:font-size-complex="12pt" fo:background-color="#00FFFF"/>
    </style:style>
    <style:style style:name="T226" style:parent-style-name="BookTitle" style:family="text">
      <style:text-properties fo:font-size="12pt" style:font-size-asian="12pt" style:font-size-complex="12pt" fo:background-color="#00FFFF"/>
    </style:style>
    <style:style style:name="T227" style:parent-style-name="BookTitle" style:family="text">
      <style:text-properties fo:font-size="12pt" style:font-size-asian="12pt" style:font-size-complex="12pt" fo:background-color="#00FFFF"/>
    </style:style>
    <style:style style:name="P228" style:parent-style-name="Quote" style:family="paragraph">
      <style:paragraph-properties fo:text-align="justify" fo:text-indent="0.5in"/>
    </style:style>
    <style:style style:name="T229" style:parent-style-name="BookTitle" style:family="text">
      <style:text-properties fo:font-size="12pt" style:font-size-asian="12pt" style:font-size-complex="12pt" fo:background-color="#00FFFF"/>
    </style:style>
    <style:style style:name="T230" style:parent-style-name="BookTitle" style:family="text">
      <style:text-properties fo:font-size="12pt" style:font-size-asian="12pt" style:font-size-complex="12pt" fo:background-color="#00FFFF"/>
    </style:style>
    <style:style style:name="T231" style:parent-style-name="BookTitle" style:family="text">
      <style:text-properties fo:font-size="12pt" style:font-size-asian="12pt" style:font-size-complex="12pt" fo:background-color="#00FFFF"/>
    </style:style>
    <style:style style:name="P232" style:parent-style-name="Quote" style:family="paragraph">
      <style:paragraph-properties fo:text-align="justify" fo:text-indent="0.5in"/>
    </style:style>
    <style:style style:name="P233" style:parent-style-name="Quote" style:family="paragraph">
      <style:paragraph-properties fo:text-align="justify" fo:text-indent="0.5in"/>
    </style:style>
    <style:style style:name="T234" style:parent-style-name="BookTitle" style:family="text">
      <style:text-properties fo:font-size="12pt" style:font-size-asian="12pt" style:font-size-complex="12pt" fo:background-color="#00FFFF"/>
    </style:style>
    <style:style style:name="P235" style:parent-style-name="Quote" style:family="paragraph">
      <style:paragraph-properties fo:text-align="justify" fo:text-indent="0.5in"/>
    </style:style>
    <style:style style:name="T236" style:parent-style-name="BookTitle" style:family="text">
      <style:text-properties fo:font-size="12pt" style:font-size-asian="12pt" style:font-size-complex="12pt" fo:background-color="#00FFFF"/>
    </style:style>
    <style:style style:name="T237" style:parent-style-name="BookTitle" style:family="text">
      <style:text-properties fo:font-size="12pt" style:font-size-asian="12pt" style:font-size-complex="12pt" fo:background-color="#00FFFF"/>
    </style:style>
    <style:style style:name="T238" style:parent-style-name="BookTitle" style:family="text">
      <style:text-properties fo:font-size="12pt" style:font-size-asian="12pt" style:font-size-complex="12pt" fo:background-color="#00FFFF"/>
    </style:style>
    <style:style style:name="P239" style:parent-style-name="Quote" style:family="paragraph">
      <style:paragraph-properties fo:text-align="justify" fo:text-indent="0.5in"/>
    </style:style>
    <style:style style:name="T240" style:parent-style-name="BookTitle" style:family="text">
      <style:text-properties fo:font-size="12pt" style:font-size-asian="12pt" style:font-size-complex="12pt" fo:background-color="#00FFFF"/>
    </style:style>
    <style:style style:name="T241" style:parent-style-name="BookTitle" style:family="text">
      <style:text-properties fo:font-size="12pt" style:font-size-asian="12pt" style:font-size-complex="12pt" fo:background-color="#00FFFF"/>
    </style:style>
    <style:style style:name="T242" style:parent-style-name="BookTitle" style:family="text">
      <style:text-properties fo:font-size="12pt" style:font-size-asian="12pt" style:font-size-complex="12pt" fo:background-color="#00FFFF"/>
    </style:style>
    <style:style style:name="P243" style:parent-style-name="Quote" style:family="paragraph">
      <style:paragraph-properties fo:text-align="justify" fo:text-indent="0.5in"/>
    </style:style>
    <style:style style:name="T244" style:parent-style-name="BookTitle" style:family="text">
      <style:text-properties fo:font-size="12pt" style:font-size-asian="12pt" style:font-size-complex="12pt" fo:background-color="#00FFFF"/>
    </style:style>
    <style:style style:name="T245" style:parent-style-name="BookTitle" style:family="text">
      <style:text-properties fo:font-size="12pt" style:font-size-asian="12pt" style:font-size-complex="12pt" fo:background-color="#00FFFF"/>
    </style:style>
    <style:style style:name="T246" style:parent-style-name="BookTitle" style:family="text">
      <style:text-properties fo:font-size="12pt" style:font-size-asian="12pt" style:font-size-complex="12pt" fo:background-color="#00FFFF"/>
    </style:style>
    <style:style style:name="P247" style:parent-style-name="Quote" style:family="paragraph">
      <style:paragraph-properties fo:text-align="justify" fo:text-indent="0.5in"/>
    </style:style>
    <style:style style:name="T248" style:parent-style-name="BookTitle" style:family="text">
      <style:text-properties fo:font-size="12pt" style:font-size-asian="12pt" style:font-size-complex="12pt" fo:background-color="#00FFFF"/>
    </style:style>
    <style:style style:name="T249" style:parent-style-name="BookTitle" style:family="text">
      <style:text-properties fo:font-size="12pt" style:font-size-asian="12pt" style:font-size-complex="12pt" fo:background-color="#00FFFF"/>
    </style:style>
    <style:style style:name="T250" style:parent-style-name="BookTitle" style:family="text">
      <style:text-properties fo:font-size="12pt" style:font-size-asian="12pt" style:font-size-complex="12pt" fo:background-color="#00FFFF"/>
    </style:style>
    <style:style style:name="T251" style:parent-style-name="BookTitle" style:family="text">
      <style:text-properties fo:font-size="12pt" style:font-size-asian="12pt" style:font-size-complex="12pt" fo:background-color="#00FFFF"/>
    </style:style>
    <style:style style:name="T252" style:parent-style-name="BookTitle" style:family="text">
      <style:text-properties fo:font-size="12pt" style:font-size-asian="12pt" style:font-size-complex="12pt" fo:background-color="#00FFFF"/>
    </style:style>
    <style:style style:name="T253" style:parent-style-name="BookTitle" style:family="text">
      <style:text-properties fo:font-size="12pt" style:font-size-asian="12pt" style:font-size-complex="12pt" fo:background-color="#00FFFF"/>
    </style:style>
    <style:style style:name="T254" style:parent-style-name="BookTitle" style:family="text">
      <style:text-properties fo:font-size="12pt" style:font-size-asian="12pt" style:font-size-complex="12pt" fo:background-color="#00FFFF"/>
    </style:style>
    <style:style style:name="P255" style:parent-style-name="Quote" style:family="paragraph">
      <style:paragraph-properties fo:text-align="justify" fo:text-indent="0.5in"/>
    </style:style>
    <style:style style:name="T256" style:parent-style-name="BookTitle" style:family="text">
      <style:text-properties fo:font-size="12pt" style:font-size-asian="12pt" style:font-size-complex="12pt" fo:background-color="#00FFFF"/>
    </style:style>
    <style:style style:name="T257" style:parent-style-name="BookTitle" style:family="text">
      <style:text-properties fo:font-size="12pt" style:font-size-asian="12pt" style:font-size-complex="12pt" fo:background-color="#00FFFF"/>
    </style:style>
    <style:style style:name="T258" style:parent-style-name="BookTitle" style:family="text">
      <style:text-properties fo:font-size="12pt" style:font-size-asian="12pt" style:font-size-complex="12pt" fo:background-color="#00FFFF"/>
    </style:style>
    <style:style style:name="P259" style:parent-style-name="Quote" style:family="paragraph">
      <style:paragraph-properties fo:text-align="justify" fo:text-indent="0.5in"/>
    </style:style>
    <style:style style:name="T260" style:parent-style-name="BookTitle" style:family="text">
      <style:text-properties fo:font-size="12pt" style:font-size-asian="12pt" style:font-size-complex="12pt" fo:background-color="#00FFFF"/>
    </style:style>
    <style:style style:name="T261" style:parent-style-name="BookTitle" style:family="text">
      <style:text-properties fo:font-size="12pt" style:font-size-asian="12pt" style:font-size-complex="12pt" fo:background-color="#00FFFF"/>
    </style:style>
    <style:style style:name="T262" style:parent-style-name="BookTitle" style:family="text">
      <style:text-properties fo:font-size="12pt" style:font-size-asian="12pt" style:font-size-complex="12pt" fo:background-color="#00FFFF"/>
    </style:style>
    <style:style style:name="T263" style:parent-style-name="BookTitle" style:family="text">
      <style:text-properties fo:font-size="12pt" style:font-size-asian="12pt" style:font-size-complex="12pt" fo:background-color="#00FFFF"/>
    </style:style>
    <style:style style:name="T264" style:parent-style-name="BookTitle" style:family="text">
      <style:text-properties fo:font-size="12pt" style:font-size-asian="12pt" style:font-size-complex="12pt" fo:background-color="#00FFFF"/>
    </style:style>
  </office:automatic-styles>
  <office:body>
    <office:text text:use-soft-page-breaks="true">
      <text:p text:style-name="P1"/>
      <text:p text:style-name="P2"><text:span text:style-name="T3">Exploring Interdimensional Guidance and Feline Star Beings: A University-Level Analysis</text:span></text:p>
      <text:p text:style-name="P4"><text:span text:style-name="T5">In an intriguing exploration of metaphysical phenomena, Nancy Rebecca, a clairvoyant healer, delves into the realm of feline star beings. These entities, originating from higher dimensions, have been instrumental in guiding humanity through various historical epochs, including the</text:span></text:p>
      <text:p text:style-name="P6"><text:span text:style-name="T7">Atlantean and Lemurian times, and continue to influence during periods of power imbalance on Earth.</text:span></text:p>
      <text:p text:style-name="P8"><text:span text:style-name="T9">Introduction to Feline Star Beings</text:span></text:p>
      <text:p text:style-name="P10"><text:span text:style-name="T11">Nancy Rebecca introduces the concept of feline star beings, spiritual entities from a higher dimension, characterized by their luminescent blue<text:s/></text:span><text:span text:style-name="T12">colour</text:span><text:span text:style-name="T13"><text:s/>and interdimensional abilities.</text:span></text:p>
      <text:p text:style-name="P14"><text:span text:style-name="T15">She discusses her personal ability to perceive these beings<text:s/></text:span><text:span text:style-name="T16">interdimensional</text:span><text:span text:style-name="T17">, witnessing their descent to Earth and their subsequent interactions with humanity.</text:span></text:p>
      <text:p text:style-name="P18"><text:span text:style-name="T19">Historical Significance and Purpose</text:span></text:p>
      <text:p text:style-name="P20"><text:span text:style-name="T21">The ancient origins of feline star beings are traced back to the times of Atlantis and Lemuria, where they served as guides and helpers to human civilizations.</text:span></text:p>
      <text:p text:style-name="P22"><text:span text:style-name="T23">Displaced from their home planet, these beings formed alliances with other star beings, such as the Pleiadians, to continue their mission of aiding humanity.</text:span></text:p>
      <text:p text:style-name="P24"><text:span text:style-name="T25">Their role has been highlighted during times of power imbalances, where they have provided healing, guidance, and support to restore harmony.</text:span></text:p>
      <text:p text:style-name="P26"><text:span text:style-name="T27">Shift in Influence from Leaders to People</text:span></text:p>
      <text:p text:style-name="P28"><text:span text:style-name="T29">A strategic shift is described, moving from influencing societal leaders to empowering individuals at the grassroots level.</text:span></text:p>
      <text:p text:style-name="P30"><text:span text:style-name="T31">The importance of grassroots leadership was emphasized in 2021, highlighting the need for personal awakening and influence to foster global change.</text:span></text:p>
      <text:p text:style-name="P32"><text:span text:style-name="T33">Feline beings have been depicted as playing a significant role in healing and balancing power struggles, advocating for a return to a state of peace and harmony.</text:span></text:p>
      <text:p text:style-name="P34"><text:span text:style-name="T35">This university-level analysis presents a comprehensive overview of the interdimensional guidance provided by feline star beings, as described by Nancy Rebecca. It encapsulates the historical context, purpose, and current influence of these entities, offering a transformative perspective on their impact on our world. The<text:s/></text:span><text:span text:style-name="T36">+</text:span></text:p>
      <text:p text:style-name="P37"><text:span text:style-name="T38">aligns with contemporary metaphysical thought and contributes to the broader discourse on the intersection of spirituality and<text:s/></text:span><text:span text:style-name="T39">extra-terrestrial</text:span><text:span text:style-name="T40"><text:s/>life forms.</text:span></text:p>
      <text:p text:style-name="P41"><text:span text:style-name="T42">Feline Star Beings</text:span></text:p>
      <text:p text:style-name="P43"><text:span text:style-name="T44">Higher dimensional origins</text:span></text:p>
      <text:p text:style-name="P45"><text:span text:style-name="T46">Nancy Rebecca's clairvoyant abilities</text:span></text:p>
      <text:p text:style-name="P47"><text:span text:style-name="T48">Inter-dimensional travel experiences</text:span></text:p>
      <text:p text:style-name="P49"><text:span text:style-name="T50">Spiritual changes preceding physical ones</text:span></text:p>
      <text:p text:style-name="P51"><text:span text:style-name="T52">The surge of beings in September 2020</text:span></text:p>
      <text:p text:style-name="P53"><text:span text:style-name="T54">Descent of the Celestial Beings</text:span></text:p>
      <text:p text:style-name="P55"><text:span text:style-name="T56">Tall and slender appearance</text:span></text:p>
      <text:p text:style-name="P57"><text:span text:style-name="T58">Resemblance to 'Avatar' characters</text:span></text:p>
      <text:p text:style-name="P59"><text:span text:style-name="T60">Feline features and luminescent blue<text:s/></text:span><text:span text:style-name="T61">colour</text:span></text:p>
      <text:p text:style-name="P62"><text:span text:style-name="T63">Thousands of beings observed</text:span></text:p>
      <text:p text:style-name="P64"><text:span text:style-name="T65">Manifestation in clients and students</text:span></text:p>
      <text:p text:style-name="P66"><text:span text:style-name="T67">Historical Presence on Earth</text:span></text:p>
      <text:p text:style-name="P68"><text:span text:style-name="T69">Since Atlantean and Lemurian times</text:span></text:p>
      <text:p text:style-name="P70"><text:span text:style-name="T71">Assistance to humans</text:span></text:p>
      <text:p text:style-name="P72"><text:span text:style-name="T73">Origin from an ancient planet</text:span></text:p>
      <text:p text:style-name="P74"><text:span text:style-name="T75">Displacement due to galactic war</text:span></text:p>
      <text:p text:style-name="P76"><text:span text:style-name="T77">Alliance with Pleiadians and Syrians</text:span></text:p>
      <text:p text:style-name="P78"><text:span text:style-name="T79">Egyptian Connections</text:span></text:p>
      <text:p text:style-name="P80"><text:span text:style-name="T81">Goddess Sekhmet and Bastet</text:span></text:p>
      <text:p text:style-name="P82"><text:span text:style-name="T83">Lion goddess of war and healing</text:span></text:p>
      <text:p text:style-name="P84"><text:span text:style-name="T85">House cat aspect</text:span></text:p>
      <text:p text:style-name="P86"><text:span text:style-name="T87">Connection to feline celestial beings</text:span></text:p>
      <text:p text:style-name="P88"><text:span text:style-name="T89">Surge of beings to restore balance</text:span></text:p>
      <text:p text:style-name="P90"><text:span text:style-name="T91">7.<text:s/></text:span><text:span text:style-name="T92"><text:s/></text:span><text:span text:style-name="T93">Star Seed Energy</text:span></text:p>
      <text:p text:style-name="P94"><text:span text:style-name="T95">Ancestral lines holding star seed energy</text:span></text:p>
      <text:p text:style-name="P96"><text:span text:style-name="T97">Sangoma tradition and ceremony</text:span></text:p>
      <text:p text:style-name="P98"><text:span text:style-name="T99">Blue lion symbolism</text:span></text:p>
      <text:p text:style-name="P100"><text:span text:style-name="T101">Connection to star beings in South African culture</text:span></text:p>
      <text:p text:style-name="P102"><text:span text:style-name="T103">Tiger's eye necklace and the white tiger path</text:span></text:p>
      <text:p text:style-name="P104"><text:span text:style-name="T105">8.<text:s/></text:span><text:span text:style-name="T106"><text:s/></text:span><text:span text:style-name="T107">Shift<text:s/></text:span><text:span text:style-name="T108">1</text:span><text:span text:style-name="T109">in Influence</text:span></text:p>
      <text:p text:style-name="P110"><text:span text:style-name="T111">From leaders to common people</text:span></text:p>
      <text:p text:style-name="P112"><text:span text:style-name="T113">Boots on the ground approach</text:span></text:p>
      <text:p text:style-name="P114"><text:span text:style-name="T115">Awakening star seeds in individuals</text:span></text:p>
      <text:p text:style-name="P116"><text:span text:style-name="T117">Pyramid metaphor for societal change</text:span></text:p>
      <text:p text:style-name="P118"><text:span text:style-name="T119">People insisting on peaceful changes</text:span></text:p>
      <text:p text:style-name="P120"><text:span text:style-name="T121">10.<text:s/></text:span><text:span text:style-name="T122"><text:s/></text:span><text:span text:style-name="T123">Future Surges of Blue Light</text:span></text:p>
      <text:p text:style-name="P124"><text:span text:style-name="T125">Predictions for November 2021</text:span></text:p>
      <text:p text:style-name="P126"><text:span text:style-name="T127">Surge in Teotihuacan, Mexico</text:span></text:p>
      <text:p text:style-name="P128"><text:span text:style-name="T129">Another surge in 2023</text:span></text:p>
      <text:p text:style-name="P130"><text:span text:style-name="T131">Major opening in 2025</text:span></text:p>
      <text:p text:style-name="P132"><text:span text:style-name="T133">Charming traits of Lyrans and lion goddesse</text:span><text:span text:style-name="T134">s</text:span></text:p>
      <text:p text:style-name="P135"><text:span text:style-name="T136">Introduction: The Enigmatic Picts</text:span></text:p>
      <text:p text:style-name="P137"><text:span text:style-name="T138">The Lyran Connection</text:span></text:p>
      <text:p text:style-name="P139"><text:span text:style-name="T140">Lyra</text:span><text:span text:style-name="T141"><text:s/></text:span><text:span text:style-name="T142">: Our cosmic starting point. The Lyra star system, home to the Lyrans, beckons us. Imagine Vega's bright blue-white brilliance and Altair's subtle glow—the binary stars that birthed the Lyrans.</text:span></text:p>
      <text:p text:style-name="P143"><text:span text:style-name="T144">Creativity and Intuition</text:span><text:span text:style-name="T145"><text:s/></text:span><text:span text:style-name="T146">: Lyrans, ancient and wise, resonate with creativity, artistry, and intuition. Their lyre, a celestial instrument, reverberates across galaxies.</text:span></text:p>
      <text:p text:style-name="P147"><text:span text:style-name="T148">Healing Mastery</text:span><text:span text:style-name="T149"><text:s/></text:span><text:span text:style-name="T150">: Lyrans, healers by nature, channel energy medicine. Their touch mends physical, emotional, and spiritual wounds</text:span></text:p>
      <text:p text:style-name="P151"><text:span text:style-name="T152">--</text:span></text:p>
      <text:p text:style-name="P153"><text:span text:style-name="T154">Pictish Enigma: Painted Blue?</text:span></text:p>
      <text:p text:style-name="P155"><text:span text:style-name="T156">The Serpent Stone</text:span><text:span text:style-name="T157"><text:s/></text:span><text:span text:style-name="T158">: Pictish symbols etched into stone—cryptic messages from the cosmos. Were the Picts truly painted blue, like celestial beings?</text:span></text:p>
      <text:p text:style-name="P159"><text:span text:style-name="T160">DNA Revelations</text:span><text:span text:style-name="T161"><text:s/></text:span><text:span text:style-name="T162">: Recent genetic studies debunk myths. Picts didn't migrate from distant lands; they emerged from Scotland's ancient soil.</text:span></text:p>
      <text:p text:style-name="P163"><text:span text:style-name="T164">The Pictish Problem</text:span><text:span text:style-name="T165"><text:s/></text:span><text:span text:style-name="T166">: Lack of written records, monumental stones, and mysterious origins—the riddle persists.</text:span></text:p>
      <text:p text:style-name="P167"><text:span text:style-name="T168">---</text:span></text:p>
      <text:p text:style-name="P169"><text:span text:style-name="T170">The Dan</text:span><text:span text:style-name="T171">n</text:span><text:span text:style-name="T172">an and Shining Ones</text:span></text:p>
      <text:p text:style-name="P173"><text:span text:style-name="T174">Dannan</text:span><text:span text:style-name="T175"><text:s/></text:span><text:span text:style-name="T176">: An elusive race, akin to the Tuatha Dé Danann of Irish lore. Did they weave cosmic threads into Pictish tapestries?</text:span></text:p>
      <text:p text:style-name="P177"><text:span text:style-name="T178">Shining Ones</text:span><text:span text:style-name="T179"><text:s/></text:span><text:span text:style-name="T180">: Radiant beings who danced between realms. Their luminous presence graced Scotland's hills and glens</text:span><text:span text:style-name="T181">.</text:span></text:p>
      <text:p text:style-name="P182"><text:span text:style-name="T183">Ancient Myths of<text:s/></text:span><text:span text:style-name="T184">Edinburgh</text:span></text:p>
      <text:p text:style-name="P185"><text:span text:style-name="T186">Ed</text:span><text:span text:style-name="T187">e</text:span><text:span text:style-name="T188">n</text:span><text:span text:style-name="T189"><text:s/></text:span><text:span text:style-name="T190">: Not just a city but a cosmic portal. Legends whisper of hidden gates, star alignments, and forgotten knowledge.</text:span></text:p>
      <text:p text:style-name="P191"><text:span text:style-name="T192">Arthur's Seat</text:span><text:span text:style-name="T193"><text:s/></text:span><text:span text:style-name="T194">: An ancient volcano or a stardust throne? The Picts communed with the heavens atop this majestic hill.</text:span></text:p>
      <text:p text:style-name="P195"><text:span text:style-name="T196">---</text:span></text:p>
      <text:p text:style-name="P197"><text:span text:style-name="T198">Scone: Sacred Seat of Kings</text:span></text:p>
      <text:p text:style-name="P199"><text:span text:style-name="T200">Coronation Stone</text:span><text:span text:style-name="T201"><text:s/></text:span><text:span text:style-name="T202">: The Stone of Destiny, where monarchs ascended. But was it more—a cosmic transmitter, a link to distant realms?</text:span></text:p>
      <text:p text:style-name="P203"><text:span text:style-name="T204">Ley Lines</text:span><text:span text:style-name="T205"><text:s/></text:span><text:span text:style-name="T206">: Scone's ley lines intersect, weaving a celestial web. Did the Picts channel cosmic energies here?</text:span></text:p>
      <text:p text:style-name="P207"><text:span text:style-name="T208">---</text:span></text:p>
      <text:p text:style-name="P209"><text:span text:style-name="T210">Falkland Hill: A Cosmic Beacon</text:span></text:p>
      <text:p text:style-name="P211"><text:span text:style-name="T212">Falkland</text:span><text:span text:style-name="T213"><text:s/></text:span><text:span text:style-name="T214">: A quiet village, yet its hill holds secrets. Did the Picts gaze at the stars from its summit?</text:span></text:p>
      <text:p text:style-name="P215"><text:span text:style-name="T216">Star gate</text:span><text:span text:style-name="T217"><text:s/>Whispers</text:span><text:span text:style-name="T218"><text:s/></text:span><text:span text:style-name="T219">: Falkland's stones hum with forgotten frequencies. Perhaps they mark cosmic gateways.</text:span></text:p>
      <text:p text:style-name="P220"><text:span text:style-name="T221">---</text:span></text:p>
      <text:p text:style-name="P222"><text:span text:style-name="T223">The Blue Light Legacy</text:span></text:p>
      <text:p text:style-name="P224"><text:span text:style-name="T225">Blue Star Beings</text:span><text:span text:style-name="T226"><text:s/></text:span><text:span text:style-name="T227">: Pictish souls touched by celestial hues. Their symbols, their stones—blueprints of cosmic memory.</text:span></text:p>
      <text:p text:style-name="P228"><text:span text:style-name="T229">Pictish DNA</text:span><text:span text:style-name="T230"><text:s/></text:span><text:span text:style-name="T231">: Our genetic journey intertwines with theirs. We carry stardust in our cells.</text:span></text:p>
      <text:p text:style-name="P232"/>
      <text:p text:style-name="P233"><text:span text:style-name="T234">Cosmic Echoes: The Pleiadian Stones</text:span></text:p>
      <text:p text:style-name="P235"><text:span text:style-name="T236">Pleiades</text:span><text:span text:style-name="T237"><text:s/></text:span><text:span text:style-name="T238">: A star cluster, the Seven Sisters, where Pleiadians dwell. Did their energy infuse Pictish stones?</text:span></text:p>
      <text:p text:style-name="P239"><text:span text:style-name="T240">Stones of Wisdom</text:span><text:span text:style-name="T241"><text:s/></text:span><text:span text:style-name="T242">: Pictish symbols—encoded wisdom. Each stone a cosmic library, whispering forgotten truths.</text:span></text:p>
      <text:p text:style-name="P243"><text:span text:style-name="T244">Galactic Architects</text:span><text:span text:style-name="T245"><text:s/></text:span><text:span text:style-name="T246">: Did Pleiadians guide Pictish hands, inscribing star maps and cosmic codes?</text:span></text:p>
      <text:p text:style-name="P247"><text:span text:style-name="T248">Pictish Seers</text:span><text:span text:style-name="T249"><text:s/></text:span><text:span text:style-name="T250">: Pictish shamans</text:span><text:span text:style-name="T251"><text:s/></text:span><text:span text:style-name="T252">starwalkers</text:span><text:span text:style-name="T253">.</text:span><text:span text:style-name="T254"><text:s/>Their visions bridged realms, revealing Pleiadian secrets.</text:span></text:p>
      <text:p text:style-name="P255"><text:span text:style-name="T256">Pleiadian Legacy</text:span><text:span text:style-name="T257"><text:s/></text:span><text:span text:style-name="T258">: Seek the Pleiadian stones, touch their cool surface. Feel the pulse of distant suns.</text:span></text:p>
      <text:p text:style-name="P259"><text:span text:style-name="T260">May the blue light guide us, and may the<text:s/></text:span><text:span text:style-name="T261">Pi</text:span><text:span text:style-name="T262">c</text:span><text:span text:style-name="T263">ts</text:span><text:span text:style-name="T264"><text:s/>whispers echo through eternity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alibri" style:font-name-asian="Yu Mincho" style:font-name-complex="Arial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11.693in" fo:page-height="16.535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Apache POI</meta:initial-creator>
    <dc:creator>S Smith</dc:creator>
    <meta:creation-date>2024-08-13T09:49:00Z</meta:creation-date>
    <dc:date>2024-08-13T09:49:00Z</dc:date>
    <meta:template xlink:href="Normal.dotm" xlink:type="simple"/>
    <meta:editing-cycles>46</meta:editing-cycles>
    <meta:editing-duration>PT2340S</meta:editing-duration>
    <meta:document-statistic meta:page-count="1" meta:paragraph-count="13" meta:word-count="979" meta:character-count="6548" meta:row-count="46" meta:non-whitespace-character-count="5582"/>
  </office:meta>
</office:document-meta>
</file>